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965in"/>
    </style:style>
    <style:style style:name="co3" style:family="table-column">
      <style:table-column-properties fo:break-before="auto" style:column-width="1.5075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0.3429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2.4209in"/>
    </style:style>
    <style:style style:name="co11" style:family="table-column">
      <style:table-column-properties fo:break-before="auto" style:column-width="1.2165in"/>
    </style:style>
    <style:style style:name="co12" style:family="table-column">
      <style:table-column-properties fo:break-before="auto" style:column-width="1.4154in"/>
    </style:style>
    <style:style style:name="co13" style:family="table-column">
      <style:table-column-properties fo:break-before="auto" style:column-width="18.1992in"/>
    </style:style>
    <style:style style:name="co14" style:family="table-column">
      <style:table-column-properties fo:break-before="auto" style:column-width="3.3874in"/>
    </style:style>
    <style:style style:name="co15" style:family="table-column">
      <style:table-column-properties fo:break-before="auto" style:column-width="1.2957in"/>
    </style:style>
    <style:style style:name="co16" style:family="table-column">
      <style:table-column-properties fo:break-before="auto" style:column-width="1.0047in"/>
    </style:style>
    <style:style style:name="co17" style:family="table-column">
      <style:table-column-properties fo:break-before="auto" style:column-width="1.5736in"/>
    </style:style>
    <style:style style:name="co18" style:family="table-column">
      <style:table-column-properties fo:break-before="auto" style:column-width="0.6339in"/>
    </style:style>
    <style:style style:name="co19" style:family="table-column">
      <style:table-column-properties fo:break-before="auto" style:column-width="1.0839in"/>
    </style:style>
    <style:style style:name="co20" style:family="table-column">
      <style:table-column-properties fo:break-before="auto" style:column-width="6.578in"/>
    </style:style>
    <style:style style:name="co21" style:family="table-column">
      <style:table-column-properties fo:break-before="auto" style:column-width="0.7535in"/>
    </style:style>
    <style:style style:name="co22" style:family="table-column">
      <style:table-column-properties fo:break-before="auto" style:column-width="0.6472in"/>
    </style:style>
    <style:style style:name="co23" style:family="table-column">
      <style:table-column-properties fo:break-before="auto" style:column-width="1.2429in"/>
    </style:style>
    <style:style style:name="co24" style:family="table-column">
      <style:table-column-properties fo:break-before="auto" style:column-width="13.55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>
            <text:p>+---------------------</text:p>
          </table:table-cell>
          <table:table-cell office:value-type="string">
            <text:p>---------------------</text:p>
          </table:table-cell>
          <table:table-cell office:value-type="string">
            <text:p>------------</text:p>
          </table:table-cell>
          <table:table-cell office:value-type="string">
            <text:p>----</text:p>
          </table:table-cell>
          <table:table-cell office:value-type="string">
            <text:p>------------</text:p>
          </table:table-cell>
          <table:table-cell office:value-type="string">
            <text:p>-------</text:p>
          </table:table-cell>
          <table:table-cell office:value-type="string">
            <text:p>-----------</text:p>
          </table:table-cell>
          <table:table-cell office:value-type="string">
            <text:p>----------</text:p>
          </table:table-cell>
          <table:table-cell office:value-type="string">
            <text:p>------------</text:p>
          </table:table-cell>
          <table:table-cell office:value-type="string">
            <text:p>----------------+---------------</text:p>
          </table:table-cell>
          <table:table-cell office:value-type="string">
            <text:p>-----------------</text:p>
          </table:table-cell>
          <table:table-cell office:value-type="string">
            <text:p>--------------------</text:p>
          </table:table-cell>
          <table:table-cell office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office:value-type="string">
            <text:p>----------------------+-------------+--------------</text:p>
          </table:table-cell>
          <table:table-cell office:value-type="string">
            <text:p>------------------</text:p>
          </table:table-cell>
          <table:table-cell office:value-type="string">
            <text:p>-------------</text:p>
          </table:table-cell>
          <table:table-cell office:value-type="string">
            <text:p>---------------------</text:p>
          </table:table-cell>
          <table:table-cell office:value-type="string">
            <text:p>---------</text:p>
          </table:table-cell>
          <table:table-cell office:value-type="string">
            <text:p>---------------</text:p>
          </table:table-cell>
          <table:table-cell office:value-type="string">
            <text:p>--------------------------------------------------------------------------------------------------------</text:p>
          </table:table-cell>
          <table:table-cell office:value-type="string">
            <text:p>-----------</text:p>
          </table:table-cell>
          <table:table-cell office:value-type="string">
            <text:p>---------</text:p>
          </table:table-cell>
          <table:table-cell office:value-type="string">
            <text:p>-----------------</text:p>
          </table:table-cell>
          <table:table-cell office:value-type="string">
            <text:p>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2">
          <table:table-cell/>
          <table:table-cell office:value-type="string">
            <text:p>| created_at</text:p>
          </table:table-cell>
          <table:table-cell office:value-type="string">
            <text:p><text:s/>updated_at</text:p>
          </table:table-cell>
          <table:table-cell office:value-type="string">
            <text:p><text:s/>deleted_at</text:p>
          </table:table-cell>
          <table:table-cell office:value-type="string">
            <text:p><text:s/>id</text:p>
          </table:table-cell>
          <table:table-cell office:value-type="string">
            <text:p><text:s/>service_id</text:p>
          </table:table-cell>
          <table:table-cell office:value-type="string">
            <text:p><text:s/>vcpus</text:p>
          </table:table-cell>
          <table:table-cell office:value-type="string">
            <text:p><text:s/>memory_mb</text:p>
          </table:table-cell>
          <table:table-cell office:value-type="string">
            <text:p><text:s/>local_gb</text:p>
          </table:table-cell>
          <table:table-cell office:value-type="string">
            <text:p><text:s/>vcpus_used</text:p>
          </table:table-cell>
          <table:table-cell office:value-type="string">
            <text:p><text:s/>memory_mb_used | local_gb_used</text:p>
          </table:table-cell>
          <table:table-cell office:value-type="string">
            <text:p><text:s/>hypervisor_type</text:p>
          </table:table-cell>
          <table:table-cell office:value-type="string">
            <text:p><text:s/>hypervisor_version</text:p>
          </table:table-cell>
          <table:table-cell office:value-type="string">
            <text:p><text:s/>cpu_info</text:p>
          </table:table-cell>
          <table:table-cell office:value-type="string">
            <text:p><text:s/>disk_available_least | free_ram_mb | free_disk_gb</text:p>
          </table:table-cell>
          <table:table-cell office:value-type="string">
            <text:p><text:s/>current_workload</text:p>
          </table:table-cell>
          <table:table-cell office:value-type="string">
            <text:p><text:s/>running_vms</text:p>
          </table:table-cell>
          <table:table-cell office:value-type="string">
            <text:p><text:s/>hypervisor_hostname</text:p>
          </table:table-cell>
          <table:table-cell office:value-type="string">
            <text:p><text:s/>deleted</text:p>
          </table:table-cell>
          <table:table-cell office:value-type="string">
            <text:p><text:s/>host_ip</text:p>
          </table:table-cell>
          <table:table-cell office:value-type="string">
            <text:p><text:s/>supported_instances</text:p>
          </table:table-cell>
          <table:table-cell office:value-type="string">
            <text:p><text:s/>pci_stats</text:p>
          </table:table-cell>
          <table:table-cell office:value-type="string">
            <text:p><text:s/>metrics</text:p>
          </table:table-cell>
          <table:table-cell office:value-type="string">
            <text:p><text:s/>extra_resources</text:p>
          </table:table-cell>
          <table:table-cell office:value-type="string">
            <text:p><text:s/>stats</text:p>
          </table:table-cell>
        </table:table-row>
        <table:table-row table:style-name="ro1">
          <table:table-cell/>
          <table:table-cell office:value-type="string">
            <text:p>+---------------------</text:p>
          </table:table-cell>
          <table:table-cell office:value-type="string">
            <text:p>---------------------</text:p>
          </table:table-cell>
          <table:table-cell office:value-type="string">
            <text:p>------------</text:p>
          </table:table-cell>
          <table:table-cell office:value-type="string">
            <text:p>----</text:p>
          </table:table-cell>
          <table:table-cell office:value-type="string">
            <text:p>------------</text:p>
          </table:table-cell>
          <table:table-cell office:value-type="string">
            <text:p>-------</text:p>
          </table:table-cell>
          <table:table-cell office:value-type="string">
            <text:p>-----------</text:p>
          </table:table-cell>
          <table:table-cell office:value-type="string">
            <text:p>----------</text:p>
          </table:table-cell>
          <table:table-cell office:value-type="string">
            <text:p>------------</text:p>
          </table:table-cell>
          <table:table-cell office:value-type="string">
            <text:p>----------------+---------------</text:p>
          </table:table-cell>
          <table:table-cell office:value-type="string">
            <text:p>-----------------</text:p>
          </table:table-cell>
          <table:table-cell office:value-type="string">
            <text:p>--------------------</text:p>
          </table:table-cell>
          <table:table-cell office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office:value-type="string">
            <text:p>----------------------+-------------+--------------</text:p>
          </table:table-cell>
          <table:table-cell office:value-type="string">
            <text:p>------------------</text:p>
          </table:table-cell>
          <table:table-cell office:value-type="string">
            <text:p>-------------</text:p>
          </table:table-cell>
          <table:table-cell office:value-type="string">
            <text:p>---------------------</text:p>
          </table:table-cell>
          <table:table-cell office:value-type="string">
            <text:p>---------</text:p>
          </table:table-cell>
          <table:table-cell office:value-type="string">
            <text:p>---------------</text:p>
          </table:table-cell>
          <table:table-cell office:value-type="string">
            <text:p>--------------------------------------------------------------------------------------------------------</text:p>
          </table:table-cell>
          <table:table-cell office:value-type="string">
            <text:p>-----------</text:p>
          </table:table-cell>
          <table:table-cell office:value-type="string">
            <text:p>---------</text:p>
          </table:table-cell>
          <table:table-cell office:value-type="string">
            <text:p>-----------------</text:p>
          </table:table-cell>
          <table:table-cell office:value-type="string">
            <text:p>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2">
          <table:table-cell/>
          <table:table-cell office:value-type="string">
            <text:p>| 2014-05-27 18:52:31</text:p>
          </table:table-cell>
          <table:table-cell table:style-name="ce3" office:value-type="string">
            <text:p><text:s/>2014-10-22 14:24:13</text:p>
          </table:table-cell>
          <table:table-cell office:value-type="string">
            <text:p><text:s/>NULL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868">
            <text:p>7868</text:p>
          </table:table-cell>
          <table:table-cell office:value-type="float" office:value="608">
            <text:p>608</text:p>
          </table:table-cell>
          <table:table-cell office:value-type="float" office:value="3">
            <text:p>3</text:p>
          </table:table-cell>
          <table:table-cell office:value-type="string">
            <text:p><text:s text:c="11"/>6656 | <text:s text:c="11"/>60</text:p>
          </table:table-cell>
          <table:table-cell office:value-type="string">
            <text:p><text:s/>QEMU</text:p>
          </table:table-cell>
          <table:table-cell office:value-type="float" office:value="12001">
            <text:p>12001</text:p>
          </table:table-cell>
          <table:table-cell office:value-type="string">
            <text:p><text:s/>{"vendor": "Intel", "model": "kvm32", "arch": "x86_64", "features": ["lahf_lm", "lm", "syscall", "sse4.1", "dca", "pdcm", "xtpr", "cx16", "ssse3", "tm2", "est", "vmx", "ds_cpl", "monitor", "dtes64", "pbe", "tm", "ht", "ss", "acpi", "ds", "vme"], "topology": {"cores": 4, "threads": 1, "sockets": 2}}</text:p>
          </table:table-cell>
          <table:table-cell office:value-type="string">
            <text:p><text:s text:c="18"/>546 | <text:s text:c="7"/>1212 | <text:s text:c="9"/>5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labsrv03.hq.ltg</text:p>
          </table:table-cell>
          <table:table-cell office:value-type="float" office:value="0">
            <text:p>0</text:p>
          </table:table-cell>
          <table:table-cell office:value-type="string">
            <text:p><text:s/>192.168.6.103</text:p>
          </table:table-cell>
          <table:table-cell office:value-type="string">
            <text:p><text:s/>[["i686", "qemu", "hvm"], ["i686", "kvm", "hvm"], ["x86_64", "qemu", "hvm"], ["x86_64", "kvm", "hvm"]]</text:p>
          </table:table-cell>
          <table:table-cell table:number-columns-repeated="2" office:value-type="string">
            <text:p><text:s/>[]</text:p>
          </table:table-cell>
          <table:table-cell office:value-type="string">
            <text:p><text:s/>NULL</text:p>
          </table:table-cell>
          <table:table-cell office:value-type="string">
            <text:p><text:s/>{"num_task_None": 2, "io_workload": 0, "num_instances": 2, "num_vm_stopped": 1, "num_vm_active": 1, "num_proj_94517ab2828e40ef845886905ab907ad": 2, "num_os_type_None": 2, "num_vcpus_used": 3}</text:p>
          </table:table-cell>
        </table:table-row>
        <table:table-row table:style-name="ro2">
          <table:table-cell/>
          <table:table-cell office:value-type="string">
            <text:p>| 2014-09-13 15:51:31</text:p>
          </table:table-cell>
          <table:table-cell table:number-columns-repeated="2" office:value-type="string">
            <text:p><text:s/>NUL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868">
            <text:p>7868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string">
            <text:p><text:s text:c="12"/>512 | <text:s text:c="12"/>0</text:p>
          </table:table-cell>
          <table:table-cell office:value-type="string">
            <text:p><text:s/>QEMU</text:p>
          </table:table-cell>
          <table:table-cell office:value-type="float" office:value="12001">
            <text:p>12001</text:p>
          </table:table-cell>
          <table:table-cell office:value-type="string">
            <text:p><text:s/>{"vendor": "Intel", "model": "kvm32", "arch": "x86_64", "features": ["lahf_lm", "lm", "syscall", "sse4.1", "dca", "pdcm", "xtpr", "cx16", "ssse3", "tm2", "est", "vmx", "ds_cpl", "monitor", "dtes64", "pbe", "tm", "ht", "ss", "acpi", "ds", "vme"], "topology": {"cores": 4, "threads": 1, "sockets": 2}}</text:p>
          </table:table-cell>
          <table:table-cell office:value-type="string">
            <text:p><text:s text:c="18"/>606 | <text:s text:c="7"/>7356 | <text:s text:c="9"/>6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labsrv04.hq.ltg</text:p>
          </table:table-cell>
          <table:table-cell office:value-type="float" office:value="0">
            <text:p>0</text:p>
          </table:table-cell>
          <table:table-cell office:value-type="string">
            <text:p><text:s/>192.168.6.103</text:p>
          </table:table-cell>
          <table:table-cell office:value-type="string">
            <text:p><text:s/>[["i686", "qemu", "hvm"], ["i686", "kvm", "hvm"], ["x86_64", "qemu", "hvm"], ["x86_64", "kvm", "hvm"]]</text:p>
          </table:table-cell>
          <table:table-cell table:number-columns-repeated="2" office:value-type="string">
            <text:p><text:s/>[]</text:p>
          </table:table-cell>
          <table:table-cell office:value-type="string">
            <text:p><text:s/>NULL</text:p>
          </table:table-cell>
          <table:table-cell office:value-type="string">
            <text:p><text:s/>{}</text:p>
          </table:table-cell>
        </table:table-row>
        <table:table-row table:style-name="ro1">
          <table:table-cell/>
          <table:table-cell office:value-type="string">
            <text:p>+---------------------</text:p>
          </table:table-cell>
          <table:table-cell office:value-type="string">
            <text:p>---------------------</text:p>
          </table:table-cell>
          <table:table-cell office:value-type="string">
            <text:p>------------</text:p>
          </table:table-cell>
          <table:table-cell office:value-type="string">
            <text:p>----</text:p>
          </table:table-cell>
          <table:table-cell office:value-type="string">
            <text:p>------------</text:p>
          </table:table-cell>
          <table:table-cell office:value-type="string">
            <text:p>-------</text:p>
          </table:table-cell>
          <table:table-cell office:value-type="string">
            <text:p>-----------</text:p>
          </table:table-cell>
          <table:table-cell office:value-type="string">
            <text:p>----------</text:p>
          </table:table-cell>
          <table:table-cell office:value-type="string">
            <text:p>------------</text:p>
          </table:table-cell>
          <table:table-cell office:value-type="string">
            <text:p>----------------+---------------</text:p>
          </table:table-cell>
          <table:table-cell office:value-type="string">
            <text:p>-----------------</text:p>
          </table:table-cell>
          <table:table-cell office:value-type="string">
            <text:p>--------------------</text:p>
          </table:table-cell>
          <table:table-cell office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office:value-type="string">
            <text:p>----------------------+-------------+--------------</text:p>
          </table:table-cell>
          <table:table-cell office:value-type="string">
            <text:p>------------------</text:p>
          </table:table-cell>
          <table:table-cell office:value-type="string">
            <text:p>-------------</text:p>
          </table:table-cell>
          <table:table-cell office:value-type="string">
            <text:p>---------------------</text:p>
          </table:table-cell>
          <table:table-cell office:value-type="string">
            <text:p>---------</text:p>
          </table:table-cell>
          <table:table-cell office:value-type="string">
            <text:p>---------------</text:p>
          </table:table-cell>
          <table:table-cell office:value-type="string">
            <text:p>--------------------------------------------------------------------------------------------------------</text:p>
          </table:table-cell>
          <table:table-cell office:value-type="string">
            <text:p>-----------</text:p>
          </table:table-cell>
          <table:table-cell office:value-type="string">
            <text:p>---------</text:p>
          </table:table-cell>
          <table:table-cell office:value-type="string">
            <text:p>-----------------</text:p>
          </table:table-cell>
          <table:table-cell office:value-type="string">
            <text:p>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 table:number-rows-repeated="5">
          <table:table-cell table:number-columns-repeated="25"/>
        </table:table-row>
        <table:table-row table:style-name="ro2">
          <table:table-cell/>
          <table:table-cell office:value-type="string">
            <text:p>select * from bw_usage_cache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cell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certificates;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>
            <text:p>select * from compute_nod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console_pool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consol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dns_domains;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select * from fixed_ips;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select * from floating_ips;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>
            <text:p>select * from instance_actions;</text:p>
          </table:table-cell>
          <table:table-cell office:value-type="string">
            <text:p>start/stop instances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string">
            <text:p>select * from instance_actions_events;</text:p>
          </table:table-cell>
          <table:table-cell office:value-type="string">
            <text:p>list of errors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string">
            <text:p>select * from instance_faults;</text:p>
          </table:table-cell>
          <table:table-cell office:value-type="string">
            <text:p>list of errors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elect * from instance_group_member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instance_group_metadata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instance_group_policy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instance_groups;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>
            <text:p>select * from instance_id_mappings;</text:p>
          </table:table-cell>
          <table:table-cell office:value-type="string">
            <text:p>list of instances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string">
            <text:p>select * from instance_info_cach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instance_metadata;</text:p>
          </table:table-cell>
          <table:table-cell table:number-columns-repeated="23"/>
        </table:table-row>
        <table:table-row table:style-name="ro2">
          <table:table-cell/>
          <table:table-cell table:style-name="ce2" office:value-type="string">
            <text:p>select * from instance_system_metadata;</text:p>
          </table:table-cell>
          <table:table-cell office:value-type="string">
            <text:p>memory, disk by instance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elect * from instance_type_extra_spec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instance_type_projects;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>
            <text:p>select * from instance_types;</text:p>
          </table:table-cell>
          <table:table-cell office:value-type="string">
            <text:p>tiny, small, medium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string">
            <text:p>select * from instances;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select * from iscsi_targets;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>
            <text:p>select * from key_pairs;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>
            <text:p>select * from migrate_version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migration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network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pci_devic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project_user_quotas;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select * from provider_fw_rul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quota_classes;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>
            <text:p>select * from quota_usages;</text:p>
          </table:table-cell>
          <table:table-cell office:value-type="string">
            <text:p>in use / reserved by project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string">
            <text:p>select * from quotas;</text:p>
          </table:table-cell>
          <table:table-cell office:value-type="string">
            <text:p>Hard quotas by project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elect * from reservation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3_imag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ecurity_group_default_rul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ecurity_group_instance_association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ecurity_group_rules;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>
            <text:p>select * from security_groups;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>
            <text:p>select * from servic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agent_build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aggregate_hosts;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select * from shadow_aggregate_metadata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aggregat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block_device_mapping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bw_usage_cache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cell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certificat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compute_nod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console_pool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consoles;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select * from shadow_dns_domain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fixed_ip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floating_ip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instance_action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instance_actions_event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instance_fault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instance_group_member;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select * from shadow_instance_group_metadata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instance_group_policy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instance_group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instance_id_mapping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instance_info_caches;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select * from shadow_instance_metadata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instance_system_metadata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instance_type_extra_spec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instance_type_project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instance_typ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instances;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select * from shadow_iscsi_target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key_pair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migrate_version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migration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networks;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select * from shadow_pci_devic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project_user_quota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provider_fw_rul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quota_class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quota_usag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quota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reservation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s3_imag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security_group_default_rul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security_group_instance_association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security_group_rul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security_group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servic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snapshot_id_mapping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snapshot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task_log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virtual_interfac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volume_id_mapping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volume_usage_cache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hadow_volum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napshot_id_mapping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snapshots;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>
            <text:p>select * from task_log;</text:p>
          </table:table-cell>
          <table:table-cell office:value-type="string">
            <text:p>log of instance audits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elect * from virtual_interface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volume_id_mappings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volume_usage_cache;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* from volumes;</text:p>
          </table:table-cell>
          <table:table-cell table:number-columns-repeated="23"/>
        </table:table-row>
        <table:table-row table:style-name="ro1" table:number-rows-repeated="1048459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Bravo</meta:initial-creator>
    <meta:creation-date>2014-10-22T10:29:08</meta:creation-date>
    <dc:date>2014-10-22T11:48:44</dc:date>
    <dc:creator>Ignacio Bravo</dc:creator>
    <meta:editing-duration>PT49M5S</meta:editing-duration>
    <meta:editing-cycles>1</meta:editing-cycles>
    <meta:document-statistic meta:table-count="3" meta:cell-count="256" meta:object-count="0"/>
    <meta:generator>LibreOffice/3.5$Linux_x86 LibreOffice_project/350m1$Build-2</meta:generator>
  </office:meta>
</office:document-meta>
</file>